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4F0000007713CD45E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0931in" fo:margin-left="0in" table:align="left"/>
    </style:style>
    <style:style style:name="Table3.A" style:family="table-column">
      <style:table-column-properties style:column-width="0.8993in"/>
    </style:style>
    <style:style style:name="Table3.B" style:family="table-column">
      <style:table-column-properties style:column-width="4.4889in"/>
    </style:style>
    <style:style style:name="Table3.C" style:family="table-column">
      <style:table-column-properties style:column-width="1.7049in"/>
    </style:style>
    <style:style style:name="Table3.1" style:family="table-row">
      <style:table-row-properties style:row-height="0.5in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2" style:family="table-row">
      <style:table-row-properties style:row-height="0.1965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0931in" fo:margin-left="0in" table:align="left"/>
    </style:style>
    <style:style style:name="Table6.A" style:family="table-column">
      <style:table-column-properties style:column-width="0.8993in"/>
    </style:style>
    <style:style style:name="Table6.B" style:family="table-column">
      <style:table-column-properties style:column-width="1.6764in"/>
    </style:style>
    <style:style style:name="Table6.C" style:family="table-column">
      <style:table-column-properties style:column-width="2.0285in"/>
    </style:style>
    <style:style style:name="Table6.D" style:family="table-column">
      <style:table-column-properties style:column-width="2.4889in"/>
    </style:style>
    <style:style style:name="Table6.1" style:family="table-row">
      <style:table-row-properties style:row-height="0.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1021in" fo:margin-left="0in" table:align="left" style:may-break-between-rows="false"/>
    </style:style>
    <style:style style:name="Table5.A" style:family="table-column">
      <style:table-column-properties style:column-width="3.059in"/>
    </style:style>
    <style:style style:name="Table5.B" style:family="table-column">
      <style:table-column-properties style:column-width="2.2826in"/>
    </style:style>
    <style:style style:name="Table5.C" style:family="table-column">
      <style:table-column-properties style:column-width="1.7604in"/>
    </style:style>
    <style:style style:name="Table5.1" style:family="table-row">
      <style:table-row-properties style:row-height="0.2in"/>
    </style:style>
    <style:style style:name="Table5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382in" fo:border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officeooo:rsid="00065ac5" officeooo:paragraph-rsid="0012110a" style:font-size-asian="8.75pt" style:font-size-complex="10pt"/>
    </style:style>
    <style:style style:name="P2" style:family="paragraph" style:parent-style-name="Table_20_Contents">
      <style:text-properties style:font-name="Arial" fo:font-size="8pt" officeooo:rsid="0005da62" officeooo:paragraph-rsid="0005da62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rsid="0019c7d2" officeooo:paragraph-rsid="0019c7d2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8pt" officeooo:rsid="00065ac5" officeooo:paragraph-rsid="0014536b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rsid="000a8d0c" officeooo:paragraph-rsid="00240e34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officeooo:paragraph-rsid="0022e01b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officeooo:rsid="0051e2d4" officeooo:paragraph-rsid="002ed336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05da62" officeooo:paragraph-rsid="000ed90e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05da62" officeooo:paragraph-rsid="00106d72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0314983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065ac5" officeooo:paragraph-rsid="00220dae" style:font-size-asian="9pt" style:font-size-complex="9pt"/>
    </style:style>
    <style:style style:name="P12" style:family="paragraph" style:parent-style-name="Table_20_Contents">
      <style:text-properties fo:color="#0000ff" style:font-name="Arial" fo:font-size="8pt" officeooo:rsid="00099b8e" officeooo:paragraph-rsid="00219348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color="#0000ff" style:font-name="Arial" fo:font-size="8pt" officeooo:rsid="00099b8e" officeooo:paragraph-rsid="00220da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color="#0000ff" style:font-name="Arial" fo:font-size="8pt" fo:font-weight="normal" officeooo:paragraph-rsid="0022e01b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Arial" fo:font-size="8pt" fo:font-weight="normal" officeooo:rsid="00065ac5" officeooo:paragraph-rsid="00220dae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officeooo:paragraph-rsid="0048f0d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269580"/>
    </style:style>
    <style:style style:name="P19" style:family="paragraph" style:parent-style-name="Standard">
      <style:text-properties officeooo:paragraph-rsid="000f0a46"/>
    </style:style>
    <style:style style:name="P20" style:family="paragraph" style:parent-style-name="Table_20_Contents">
      <style:text-properties style:use-window-font-color="true" style:font-name="Arial" fo:font-size="8pt" style:font-size-asian="8pt" style:font-size-complex="8pt"/>
    </style:style>
    <style:style style:name="P21" style:family="paragraph" style:parent-style-name="Table_20_Contents">
      <style:text-properties style:use-window-font-color="true" style:font-name="Arial" fo:font-size="8pt" officeooo:rsid="0005da62" officeooo:paragraph-rsid="0005da62" style:font-size-asian="8pt" style:font-size-complex="8pt"/>
    </style:style>
    <style:style style:name="P22" style:family="paragraph" style:parent-style-name="Table_20_Contents">
      <style:text-properties style:use-window-font-color="true" style:font-name="Arial" fo:font-size="8pt" officeooo:rsid="0005da62" officeooo:paragraph-rsid="00106d72" style:font-size-asian="8pt" style:font-size-complex="8pt"/>
    </style:style>
    <style:style style:name="P23" style:family="paragraph" style:parent-style-name="Table_20_Contents">
      <style:text-properties style:use-window-font-color="true" style:font-name="Arial" fo:font-size="8pt" officeooo:rsid="0018debc" officeooo:paragraph-rsid="0018debc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Arial" fo:font-size="8pt" fo:font-weight="normal" officeooo:paragraph-rsid="0012110a" style:font-size-asian="8pt" style:font-weight-asian="normal" style:font-size-complex="8pt" style:font-weight-complex="normal"/>
    </style:style>
    <style:style style:name="T1" style:family="text">
      <style:text-properties officeooo:rsid="00065ac5"/>
    </style:style>
    <style:style style:name="T2" style:family="text">
      <style:text-properties officeooo:rsid="00099b8e"/>
    </style:style>
    <style:style style:name="T3" style:family="text">
      <style:text-properties fo:color="#0000ff" style:font-name="Arial" officeooo:rsid="000a8d0c"/>
    </style:style>
    <style:style style:name="T4" style:family="text">
      <style:text-properties fo:color="#0000ff" style:font-name="Arial" fo:font-size="8pt" style:font-size-asian="8pt" style:font-size-complex="8pt"/>
    </style:style>
    <style:style style:name="T5" style:family="text">
      <style:text-properties fo:color="#0000ff" style:font-name="Arial" officeooo:rsid="002ed33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00" officeooo:rsid="000c7c4a"/>
    </style:style>
    <style:style style:name="T8" style:family="text">
      <style:text-properties officeooo:rsid="000c73ca"/>
    </style:style>
    <style:style style:name="T9" style:family="text">
      <style:text-properties officeooo:rsid="000c7c4a"/>
    </style:style>
    <style:style style:name="T10" style:family="text">
      <style:text-properties officeooo:rsid="0018debc"/>
    </style:style>
    <style:style style:name="T11" style:family="text">
      <style:text-properties style:font-name="Arial"/>
    </style:style>
    <style:style style:name="T12" style:family="text">
      <style:text-properties style:font-name="Arial" fo:font-weight="normal" officeooo:rsid="00065ac5" style:font-weight-asian="normal" style:font-weight-complex="normal"/>
    </style:style>
    <style:style style:name="T13" style:family="text">
      <style:text-properties style:font-name="Arial" fo:font-size="8pt" style:font-size-asian="8pt" style:font-size-complex="8pt"/>
    </style:style>
    <style:style style:name="T14" style:family="text">
      <style:text-properties style:font-name="Arial" style:text-underline-style="solid" style:text-underline-width="auto" style:text-underline-color="font-color" officeooo:rsid="00099b8e"/>
    </style:style>
    <style:style style:name="T15" style:family="text">
      <style:text-properties style:font-name="Arial" officeooo:rsid="002ed336"/>
    </style:style>
    <style:style style:name="T16" style:family="text">
      <style:text-properties style:font-name="Arial" officeooo:rsid="000a8d0c"/>
    </style:style>
    <style:style style:name="T17" style:family="text">
      <style:text-properties style:font-name="Arial" officeooo:rsid="00099b8e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use-window-font-color="true" style:font-name="Arial"/>
    </style:style>
    <style:style style:name="T20" style:family="text">
      <style:text-properties style:use-window-font-color="true" style:font-name="Arial" officeooo:rsid="00099b8e"/>
    </style:style>
    <style:style style:name="T21" style:family="text">
      <style:text-properties style:use-window-font-color="true" style:font-name="Arial" fo:font-size="8pt" style:font-size-asian="8pt" style:font-size-complex="8pt"/>
    </style:style>
    <style:style style:name="T22" style:family="text">
      <style:text-properties style:use-window-font-color="true" style:font-name="Arial" officeooo:rsid="002ed336"/>
    </style:style>
    <style:style style:name="T23" style:family="text">
      <style:text-properties style:use-window-font-color="true" style:font-name="Arial" officeooo:rsid="000a8d0c"/>
    </style:style>
    <style:style style:name="T24" style:family="text">
      <style:text-properties style:use-window-font-color="true" style:font-name="Arial" fo:font-weight="normal" officeooo:rsid="00065ac5" style:font-weight-asian="normal" style:font-weight-complex="normal"/>
    </style:style>
    <style:style style:name="T25" style:family="text">
      <style:text-properties style:use-window-font-color="true" style:font-name="Arial" style:text-underline-style="solid" style:text-underline-width="auto" style:text-underline-color="font-color" officeooo:rsid="00099b8e"/>
    </style:style>
    <style:style style:name="T26" style:family="text">
      <style:text-properties style:use-window-font-color="true" style:font-name="Arial" fo:font-weight="bold" officeooo:rsid="002ed336" style:font-weight-asian="bold" style:font-weight-complex="bold"/>
    </style:style>
    <style:style style:name="T27" style:family="text">
      <style:text-properties style:use-window-font-color="true" style:font-name="Arial" fo:font-weight="bold" officeooo:rsid="000a8d0c" style:font-weight-asian="bold" style:font-weight-complex="bold"/>
    </style:style>
    <style:style style:name="T28" style:family="text">
      <style:text-properties style:use-window-font-color="true" officeooo:rsid="00065ac5"/>
    </style:style>
    <style:style style:name="T29" style:family="text">
      <style:text-properties style:use-window-font-color="true" officeooo:rsid="000c7c4a"/>
    </style:style>
    <style:style style:name="T30" style:family="text">
      <style:text-properties style:use-window-font-color="true" fo:font-size="8pt" style:font-size-asian="8pt" style:font-size-complex="8pt"/>
    </style:style>
    <style:style style:name="T31" style:family="text">
      <style:text-properties officeooo:rsid="002f28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"><draw:frame draw:style-name="fr1" draw:name="graphics1" text:anchor-type="paragraph" svg:x="-0.052in" svg:y="0.0583in" svg:width="7.1173in" svg:height="0.3925in" draw:z-index="0"><draw:image xlink:href="Pictures/100000000000084F0000007713CD45E9.jpg" xlink:type="simple" xlink:show="embed" xlink:actuate="onLoad"/></draw:frame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1">C<text:span text:style-name="T10">ustomer</text:span></text:p>
          </table:table-cell>
          <table:table-cell table:style-name="Table3.A2" office:value-type="string">
            <text:p text:style-name="P12"><text:span text:style-name="Source_20_Text"><text:span text:style-name="T19"><text:text-input text:description="&lt;o.customer&gt;">customer</text:text-input></text:span></text:span></text:p>
          </table:table-cell>
          <table:table-cell table:style-name="Table3.C2" office:value-type="string">
            <text:p text:style-name="P7"><text:span text:style-name="Source_20_Text"><text:span text:style-name="T26">Certificate No. </text:span></text:span><text:span text:style-name="Source_20_Text"><text:span text:style-name="T27"><text:text-input text:description="&lt;o.certificate_no&gt;">certificate_no</text:text-input></text:span></text:span></text:p>
          </table:table-cell>
        </table:table-row>
        <table:table-row table:style-name="Table3.2">
          <table:table-cell table:style-name="Table3.A2" office:value-type="string">
            <text:p text:style-name="P23">Size</text:p>
          </table:table-cell>
          <table:table-cell table:style-name="Table3.A2" office:value-type="string">
            <text:p text:style-name="P12"><text:span text:style-name="Source_20_Text"><text:span text:style-name="T19"><text:text-input text:description="&lt;o.name&gt;">job_card_name</text:text-input></text:span></text:span></text:p>
          </table:table-cell>
          <table:table-cell table:style-name="Table3.C2" office:value-type="string">
            <text:p text:style-name="P12"><text:span text:style-name="T28">Issue Date <text:s/></text:span><text:span text:style-name="Source_20_Text"><text:span text:style-name="T24"><text:text-input text:description="&lt;o.get_value('issue_date')&gt;">issue_date</text:text-input></text:span></text:span></text:p>
          </table:table-cell>
        </table:table-row>
        <table:table-row table:style-name="Table3.2">
          <table:table-cell table:style-name="Table3.A2" office:value-type="string">
            <text:p text:style-name="P21">Specification</text:p>
          </table:table-cell>
          <table:table-cell table:style-name="Table3.C2" table:number-columns-spanned="2" office:value-type="string">
            <text:p text:style-name="P12"><text:span text:style-name="Source_20_Text"><text:span text:style-name="T19"><text:text-input text:description="&lt;o.spec&gt;">specification</text:text-input></text:span></text:span></text:p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rows-spanned="2" office:value-type="string">
            <text:p text:style-name="P8">Calibrated Parameters</text:p>
          </table:table-cell>
          <table:table-cell table:style-name="Table6.A1" table:number-columns-spanned="2" office:value-type="string">
            <text:p text:style-name="P10">Dimensions at <text:s/>– <text:span text:style-name="T31">Small End / </text:span>Gauge Plane <text:span text:style-name="T31">E1</text:span></text:p>
          </table:table-cell>
          <table:covered-table-cell/>
          <table:table-cell table:style-name="Table6.D1" table:number-rows-spanned="2" office:value-type="string">
            <text:p text:style-name="P9">Calibrated </text:p>
            <text:p text:style-name="P9">Parameters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3">Specified</text:p>
          </table:table-cell>
          <table:table-cell table:style-name="Table6.B2" office:value-type="string">
            <text:p text:style-name="P3">Observed</text:p>
          </table:table-cell>
          <table:covered-table-cell/>
        </table:table-row>
        <table:table-row table:style-name="Table6.1">
          <table:table-cell table:style-name="Table6.B2" office:value-type="string">
            <text:p text:style-name="P2"/>
          </table:table-cell>
          <table:table-cell table:style-name="Table6.B2" office:value-type="string">
            <text:p text:style-name="P14"><text:span text:style-name="Source_20_Text"><text:span text:style-name="T25"><text:text-input text:description="&lt;for each=&quot;line in get_move_lines(o)&quot;&gt;">for loop start lines</text:text-input></text:span></text:span></text:p>
          </table:table-cell>
          <table:table-cell table:style-name="Table6.B2" office:value-type="string">
            <text:p text:style-name="P20"/>
          </table:table-cell>
          <table:table-cell table:style-name="Table6.D3" office:value-type="string">
            <text:p text:style-name="P22"/>
          </table:table-cell>
        </table:table-row>
        <table:table-row table:style-name="Table6.1">
          <table:table-cell table:style-name="Table6.B2" office:value-type="string">
            <text:p text:style-name="P17"><text:span text:style-name="Source_20_Text"><text:span text:style-name="T13"><text:text-input text:description="&lt;line['param'] &gt;">param</text:text-input></text:span></text:span></text:p>
          </table:table-cell>
          <table:table-cell table:style-name="Table6.B2" office:value-type="string">
            <text:p text:style-name="P17"><text:span text:style-name="Source_20_Text"><text:span text:style-name="T21"><text:text-input text:description="&lt;line['value1'] &gt;">value1</text:text-input></text:span></text:span></text:p>
          </table:table-cell>
          <table:table-cell table:style-name="Table6.B2" office:value-type="string">
            <text:p text:style-name="P16"><text:span text:style-name="Source_20_Text"><text:span text:style-name="T21"><text:text-input text:description="&lt;line['observed1'] &gt;">observed1</text:text-input></text:span></text:span></text:p>
          </table:table-cell>
          <table:table-cell table:style-name="Table6.D3" office:value-type="string">
            <text:p text:style-name="P18"><text:span text:style-name="Source_20_Text"><text:span text:style-name="T21"><text:text-input text:description="&lt;line['param2'] &gt;">param2</text:text-input></text:span></text:span></text:p>
          </table:table-cell>
        </table:table-row>
        <table:table-row table:style-name="Table6.1">
          <table:table-cell table:style-name="Table6.B2" office:value-type="string">
            <text:p text:style-name="P2"/>
          </table:table-cell>
          <table:table-cell table:style-name="Table6.B2" office:value-type="string">
            <text:p text:style-name="P24"/>
          </table:table-cell>
          <table:table-cell table:style-name="Table6.B2" office:value-type="string">
            <text:p text:style-name="P6"><text:span text:style-name="Source_20_Text"><text:span text:style-name="T19"><text:text-input text:description="&lt;/for&gt;">for loop end</text:text-input></text:span></text:span></text:p>
          </table:table-cell>
          <table:table-cell table:style-name="Table6.D3" office:value-type="string">
            <text:p text:style-name="P22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3" office:value-type="string">
            <text:p text:style-name="P4">Measurements Carried out at 20 <text:span text:style-name="T6">+</text:span> 1 C &amp; RH 50 <text:span text:style-name="T6">+</text:span> 1<text:span text:style-name="T2">0</text:span> using </text:p>
            <text:p text:style-name="P4">measuring equipments &amp; Masters traceable to National standards vide Calibration by NPL &amp; NABL <text:span text:style-name="T8">a</text:span>ccredited Laboratories. </text:p>
          </table:table-cell>
          <table:table-cell table:style-name="Table5.A1" table:number-rows-spanned="3" office:value-type="string">
            <text:p text:style-name="P15"><text:span text:style-name="Source_20_Text"><text:span text:style-name="T20">NPL Certificate No. - </text:span></text:span><text:span text:style-name="Source_20_Text"><text:span text:style-name="T20"><text:text-input text:description="&lt;o.npl_certificate_no&gt;">npl_certificate_no</text:text-input></text:span></text:span></text:p>
          </table:table-cell>
          <table:table-cell table:style-name="Table5.C1" office:value-type="string">
            <text:p text:style-name="P13"><text:span text:style-name="T29">Dimensions in </text:span><text:span text:style-name="Source_20_Text"><text:span text:style-name="T19"><text:text-input text:description="&lt;o.get_value('uom')&gt;">uom</text:text-input></text:span></text:span></text:p>
          </table:table-cell>
        </table:table-row>
        <table:table-row table:style-name="Table5.1">
          <table:covered-table-cell/>
          <table:covered-table-cell/>
          <table:table-cell table:style-name="Table5.C2" office:value-type="string">
            <text:p text:style-name="P11"><text:span text:style-name="T30">Calibrated By- </text:span><text:span text:style-name="Source_20_Text"><text:span text:style-name="T21"><text:text-input text:description="&lt;o.calibrated_by&gt;">calibrated_by</text:text-input></text:span></text:span></text:p>
          </table:table-cell>
        </table:table-row>
        <table:table-row table:style-name="Table5.1">
          <table:covered-table-cell/>
          <table:covered-table-cell/>
          <table:table-cell table:style-name="Table5.C2" office:value-type="string">
            <text:p text:style-name="P5"><text:span text:style-name="Source_20_Text"><text:span text:style-name="T20"><text:text-input text:description="&lt;o.oa_no&gt;">doc_details</text:text-input>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53in" style:type="center"/>
          <style:tab-stop style:position="7.0902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3.9in" style:num-format="1" style:print-orientation="portrait" fo:margin-top="0.3937in" fo:margin-bottom="0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6:18:30.99</meta:creation-date>
    <dc:date>2014-08-06T20:04:18.735964991</dc:date>
    <meta:editing-duration>PT1H29M5S</meta:editing-duration>
    <meta:editing-cycles>41</meta:editing-cycles>
    <meta:generator>LibreOffice/4.2.5.2$Linux_X86_64 LibreOffice_project/420m0$Build-2</meta:generator>
    <dc:creator>sandeep </dc:creator>
    <meta:document-statistic meta:table-count="3" meta:image-count="1" meta:object-count="0" meta:page-count="1" meta:paragraph-count="26" meta:word-count="109" meta:character-count="572" meta:non-whitespace-character-count="513"/>
  </office:meta>
</office:document-meta>
</file>